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 Light" svg:font-family="Calibri Light" style:font-family-generic="swiss" style:font-pitch="variable" svg:panose-1="2 15 3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automatic-styles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9" style:parent-style-name="Policepardéfaut" style:family="text">
      <style:text-properties style:font-name="Calibri" fo:font-weight="bold" style:font-weight-asian="bold" style:font-weight-complex="bold"/>
    </style:style>
    <style:style style:name="T10" style:parent-style-name="Policepardéfaut" style:family="text">
      <style:text-properties style:font-name="Calibri" fo:font-size="10pt" style:font-size-asian="10pt" style:font-size-complex="10pt"/>
    </style:style>
    <style:style style:name="T11" style:parent-style-name="Policepardéfaut" style:family="text">
      <style:text-properties fo:font-size="18pt" style:font-size-asian="18pt" style:font-size-complex="18pt"/>
    </style:style>
    <style:style style:name="T12" style:parent-style-name="Policepardéfaut" style:family="text">
      <style:text-properties fo:color="#C9211E"/>
    </style:style>
    <style:style style:name="P13" style:parent-style-name="Standard" style:family="paragraph">
      <style:paragraph-properties fo:text-align="justify"/>
    </style:style>
    <style:style style:name="T14" style:parent-style-name="Policepardéfaut" style:family="text">
      <style:text-properties fo:color="#000000" style:font-size-complex="11pt"/>
    </style:style>
    <style:style style:name="T15" style:parent-style-name="Policepardéfaut" style:family="text">
      <style:text-properties style:font-name="Consolas" fo:color="#000000" fo:font-size="9pt" style:font-size-asian="9pt" style:font-size-complex="9pt"/>
    </style:style>
    <style:style style:name="T16" style:parent-style-name="Policepardéfaut" style:family="text">
      <style:text-properties fo:color="#000000" style:font-size-complex="11pt"/>
    </style:style>
    <style:style style:name="T17" style:parent-style-name="Policepardéfaut" style:family="text">
      <style:text-properties fo:color="#000000" style:font-size-complex="11pt"/>
    </style:style>
    <style:style style:name="P18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19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20" style:parent-style-name="Standard" style:family="paragraph">
      <style:paragraph-properties fo:text-align="justify" fo:margin-left="0.5in">
        <style:tab-stops/>
      </style:paragraph-properties>
    </style:style>
    <style:style style:name="T21" style:parent-style-name="Policepardéfaut" style:family="text">
      <style:text-properties fo:background-color="#FFFF00"/>
    </style:style>
    <style:style style:name="P22" style:parent-style-name="Standard" style:family="paragraph">
      <style:paragraph-properties fo:text-align="justify"/>
    </style:style>
    <style:style style:name="T23" style:parent-style-name="Policepardéfaut" style:family="text">
      <style:text-properties fo:color="#000000" style:font-size-complex="11pt"/>
    </style:style>
    <style:style style:name="T24" style:parent-style-name="Policepardéfaut" style:family="text">
      <style:text-properties style:font-name="Consolas" fo:color="#000000" fo:font-size="9pt" style:font-size-asian="9pt" style:font-size-complex="9pt"/>
    </style:style>
    <style:style style:name="T25" style:parent-style-name="Policepardéfaut" style:family="text">
      <style:text-properties fo:color="#000000" style:font-size-complex="11pt"/>
    </style:style>
    <style:style style:name="T26" style:parent-style-name="Policepardéfaut" style:family="text">
      <style:text-properties fo:color="#000000" style:font-size-complex="11pt"/>
    </style:style>
    <style:style style:name="T27" style:parent-style-name="Policepardéfaut" style:family="text">
      <style:text-properties style:font-name="Consolas" fo:color="#000000" fo:font-size="9pt" style:font-size-asian="9pt" style:font-size-complex="9pt"/>
    </style:style>
    <style:style style:name="T28" style:parent-style-name="Policepardéfaut" style:family="text">
      <style:text-properties fo:color="#000000" style:font-size-complex="11pt"/>
    </style:style>
    <style:style style:name="P29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30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31" style:parent-style-name="Standard" style:family="paragraph">
      <style:paragraph-properties fo:text-align="justify" fo:margin-left="0.5in">
        <style:tab-stops/>
      </style:paragraph-properties>
    </style:style>
    <style:style style:name="T32" style:parent-style-name="Policepardéfaut" style:family="text">
      <style:text-properties fo:background-color="#FFFF00"/>
    </style:style>
    <style:style style:name="P33" style:parent-style-name="Standard" style:family="paragraph">
      <style:paragraph-properties fo:text-align="justify"/>
    </style:style>
    <style:style style:name="T34" style:parent-style-name="Policepardéfaut" style:family="text">
      <style:text-properties fo:color="#000000" style:font-size-complex="11pt"/>
    </style:style>
    <style:style style:name="T35" style:parent-style-name="Policepardéfaut" style:family="text">
      <style:text-properties style:font-name="Consolas" fo:color="#000000" fo:font-size="9pt" style:font-size-asian="9pt" style:font-size-complex="9pt"/>
    </style:style>
    <style:style style:name="T36" style:parent-style-name="Policepardéfaut" style:family="text">
      <style:text-properties fo:color="#000000" style:font-size-complex="11pt"/>
    </style:style>
    <style:style style:name="P37" style:parent-style-name="Standard" style:family="paragraph">
      <style:paragraph-properties fo:text-align="justify"/>
    </style:style>
    <style:style style:name="T38" style:parent-style-name="Policepardéfaut" style:family="text">
      <style:text-properties fo:color="#000000" style:font-size-complex="11pt"/>
    </style:style>
    <style:style style:name="T39" style:parent-style-name="Policepardéfaut" style:family="text">
      <style:text-properties style:font-name="Consolas" fo:color="#000000" fo:font-size="9pt" style:font-size-asian="9pt" style:font-size-complex="9pt"/>
    </style:style>
    <style:style style:name="T40" style:parent-style-name="Policepardéfaut" style:family="text">
      <style:text-properties fo:color="#000000" style:font-size-complex="11pt"/>
    </style:style>
    <style:style style:name="P41" style:parent-style-name="Standard" style:family="paragraph">
      <style:paragraph-properties fo:text-align="justify" fo:margin-left="0.7993in">
        <style:tab-stops/>
      </style:paragraph-properties>
      <style:text-properties fo:background-color="#FFFF00"/>
    </style:style>
    <style:style style:name="P42" style:parent-style-name="Standard" style:family="paragraph">
      <style:paragraph-properties fo:text-align="justify" fo:margin-left="0.7993in">
        <style:tab-stops/>
      </style:paragraph-properties>
      <style:text-properties fo:background-color="#FFFF00"/>
    </style:style>
    <style:style style:name="P43" style:parent-style-name="Standard" style:family="paragraph">
      <style:paragraph-properties fo:text-align="justify" fo:margin-left="0.7993in">
        <style:tab-stops/>
      </style:paragraph-properties>
    </style:style>
    <style:style style:name="T44" style:parent-style-name="Policepardéfaut" style:family="text">
      <style:text-properties fo:background-color="#FFFF00"/>
    </style:style>
    <style:style style:name="P45" style:parent-style-name="Standard" style:family="paragraph">
      <style:paragraph-properties fo:text-align="justify"/>
    </style:style>
    <style:style style:name="T46" style:parent-style-name="Policepardéfaut" style:family="text">
      <style:text-properties fo:color="#000000" style:font-size-complex="11pt"/>
    </style:style>
    <style:style style:name="T47" style:parent-style-name="Policepardéfaut" style:family="text">
      <style:text-properties style:font-name="Consolas" fo:color="#000000" fo:font-size="9pt" style:font-size-asian="9pt" style:font-size-complex="9pt"/>
    </style:style>
    <style:style style:name="T48" style:parent-style-name="Policepardéfaut" style:family="text">
      <style:text-properties fo:color="#000000" style:font-size-complex="11pt"/>
    </style:style>
    <style:style style:name="T49" style:parent-style-name="Policepardéfaut" style:family="text">
      <style:text-properties fo:color="#000000" style:font-size-complex="11pt"/>
    </style:style>
    <style:style style:name="T50" style:parent-style-name="Policepardéfaut" style:family="text">
      <style:text-properties style:font-name="Consolas" fo:color="#000000" fo:font-size="9pt" style:font-size-asian="9pt" style:font-size-complex="9pt"/>
    </style:style>
    <style:style style:name="T51" style:parent-style-name="Policepardéfaut" style:family="text">
      <style:text-properties fo:color="#000000" style:font-size-complex="11pt"/>
    </style:style>
    <style:style style:name="P52" style:parent-style-name="Standard" style:family="paragraph">
      <style:paragraph-properties fo:text-align="justify" fo:margin-left="0.7993in">
        <style:tab-stops/>
      </style:paragraph-properties>
    </style:style>
    <style:style style:name="T53" style:parent-style-name="Policepardéfaut" style:family="text">
      <style:text-properties fo:color="#000000" style:font-size-complex="11pt" fo:background-color="#FFFF00"/>
    </style:style>
    <style:style style:name="P54" style:parent-style-name="Standard" style:family="paragraph">
      <style:paragraph-properties fo:text-align="justify"/>
    </style:style>
    <style:style style:name="T55" style:parent-style-name="Policepardéfaut" style:family="text">
      <style:text-properties fo:color="#000000" style:font-size-complex="11pt"/>
    </style:style>
    <style:style style:name="T56" style:parent-style-name="Policepardéfaut" style:family="text">
      <style:text-properties fo:color="#000000" style:font-size-complex="11pt" fo:background-color="#FFFF00"/>
    </style:style>
    <style:style style:name="P57" style:parent-style-name="Standard" style:family="paragraph">
      <style:paragraph-properties fo:text-align="justify" fo:margin-left="0.5in">
        <style:tab-stops/>
      </style:paragraph-properties>
    </style:style>
    <style:style style:name="P58" style:parent-style-name="Standard" style:family="paragraph">
      <style:paragraph-properties fo:text-align="justify"/>
    </style:style>
    <style:style style:name="T59" style:parent-style-name="Policepardéfaut" style:family="text">
      <style:text-properties fo:color="#000000" style:font-size-complex="11pt"/>
    </style:style>
    <style:style style:name="T60" style:parent-style-name="Policepardéfaut" style:family="text">
      <style:text-properties style:font-name="Consolas" fo:color="#000000" fo:font-size="9pt" style:font-size-asian="9pt" style:font-size-complex="9pt"/>
    </style:style>
    <style:style style:name="T61" style:parent-style-name="Policepardéfaut" style:family="text">
      <style:text-properties fo:color="#000000" style:font-size-complex="11pt"/>
    </style:style>
    <style:style style:name="P62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63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64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65" style:parent-style-name="Standard" style:family="paragraph">
      <style:paragraph-properties fo:text-align="justify" fo:margin-left="0.5in">
        <style:tab-stops/>
      </style:paragraph-properties>
    </style:style>
    <style:style style:name="T66" style:parent-style-name="Policepardéfaut" style:family="text">
      <style:text-properties fo:background-color="#FFFF00"/>
    </style:style>
    <style:style style:name="P67" style:parent-style-name="Standard" style:family="paragraph">
      <style:paragraph-properties fo:text-align="justify" fo:margin-left="0.5in">
        <style:tab-stops/>
      </style:paragraph-properties>
    </style:style>
    <style:style style:name="P68" style:parent-style-name="Standard" style:family="paragraph">
      <style:paragraph-properties fo:text-align="justify"/>
    </style:style>
    <style:style style:name="T69" style:parent-style-name="Policepardéfaut" style:family="text">
      <style:text-properties fo:color="#000000" style:font-size-complex="11pt"/>
    </style:style>
    <style:style style:name="T70" style:parent-style-name="Policepardéfaut" style:family="text">
      <style:text-properties style:font-name="Consolas" fo:color="#000000" fo:font-size="9pt" style:font-size-asian="9pt" style:font-size-complex="9pt"/>
    </style:style>
    <style:style style:name="T71" style:parent-style-name="Policepardéfaut" style:family="text">
      <style:text-properties fo:color="#000000" style:font-size-complex="11pt"/>
    </style:style>
    <style:style style:name="T72" style:parent-style-name="Policepardéfaut" style:family="text">
      <style:text-properties fo:color="#000000" style:font-size-complex="11pt"/>
    </style:style>
    <style:style style:name="T73" style:parent-style-name="Policepardéfaut" style:family="text">
      <style:text-properties style:font-name="Consolas" fo:color="#000000" fo:font-size="9pt" style:font-size-asian="9pt" style:font-size-complex="9pt"/>
    </style:style>
    <style:style style:name="T74" style:parent-style-name="Policepardéfaut" style:family="text">
      <style:text-properties fo:color="#000000" style:font-size-complex="11pt"/>
    </style:style>
    <style:style style:name="T75" style:parent-style-name="Policepardéfaut" style:family="text">
      <style:text-properties style:font-name="Consolas" fo:color="#000000" fo:font-size="9pt" style:font-size-asian="9pt" style:font-size-complex="9pt"/>
    </style:style>
    <style:style style:name="T76" style:parent-style-name="Policepardéfaut" style:family="text">
      <style:text-properties fo:color="#000000" style:font-size-complex="11pt"/>
    </style:style>
    <style:style style:name="T77" style:parent-style-name="Policepardéfaut" style:family="text">
      <style:text-properties style:font-name="Consolas" fo:color="#000000" fo:font-size="9pt" style:font-size-asian="9pt" style:font-size-complex="9pt"/>
    </style:style>
    <style:style style:name="T78" style:parent-style-name="Policepardéfaut" style:family="text">
      <style:text-properties fo:color="#000000" style:font-size-complex="11pt"/>
    </style:style>
    <style:style style:name="P79" style:parent-style-name="Standard" style:family="paragraph">
      <style:paragraph-properties fo:text-align="justify" fo:margin-left="0.5in">
        <style:tab-stops/>
      </style:paragraph-properties>
    </style:style>
    <style:style style:name="T80" style:parent-style-name="Policepardéfaut" style:family="text">
      <style:text-properties fo:color="#000000" style:font-size-complex="11pt" fo:background-color="#FFFF00"/>
    </style:style>
    <style:style style:name="T81" style:parent-style-name="Policepardéfaut" style:family="text">
      <style:text-properties style:font-name="Segoe UI Emoji" style:font-name-asian="Segoe UI Emoji" style:font-name-complex="Segoe UI Emoji" fo:color="#000000" style:font-size-complex="11pt" fo:background-color="#FFFF00"/>
    </style:style>
    <style:style style:name="P82" style:parent-style-name="Titre2" style:family="paragraph">
      <style:paragraph-properties fo:text-align="justify" fo:margin-left="0.5in">
        <style:tab-stops/>
      </style:paragraph-properties>
      <style:text-properties fo:font-weight="normal" style:font-weight-asian="normal" fo:color="#000000" fo:font-size="11pt" style:font-size-asian="11pt" style:font-size-complex="11pt"/>
    </style:style>
    <style:style style:name="P83" style:parent-style-name="Titre2" style:family="paragraph">
      <style:paragraph-properties fo:text-align="justify"/>
    </style:style>
    <style:style style:name="T84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T85" style:parent-style-name="Policepardéfaut" style:family="text">
      <style:text-properties fo:font-weight="normal" style:font-weight-asian="normal" fo:color="#C9211E" fo:font-size="11pt" style:font-size-asian="11pt" style:font-size-complex="11pt"/>
    </style:style>
    <style:style style:name="T86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T87" style:parent-style-name="Policepardéfaut" style:family="text">
      <style:text-properties style:font-name-asian="Microsoft YaHei" style:font-name-complex="Arial" fo:color="#000000" fo:font-size="11pt" style:font-size-asian="11pt" style:font-size-complex="11pt"/>
    </style:style>
    <style:style style:name="T88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P89" style:parent-style-name="Standard" style:family="paragraph">
      <style:paragraph-properties fo:text-align="justify"/>
    </style:style>
    <style:style style:name="T90" style:parent-style-name="Policepardéfaut" style:family="text">
      <style:text-properties fo:color="#000000"/>
    </style:style>
    <style:style style:name="T91" style:parent-style-name="Policepardéfaut" style:family="text">
      <style:text-properties style:font-name="Consolas" fo:color="#000000" fo:font-size="9pt" style:font-size-asian="9pt" style:font-size-complex="9pt"/>
    </style:style>
    <style:style style:name="T92" style:parent-style-name="Policepardéfaut" style:family="text">
      <style:text-properties fo:color="#000000"/>
    </style:style>
    <style:style style:name="T93" style:parent-style-name="Policepardéfaut" style:family="text">
      <style:text-properties fo:color="#000000"/>
    </style:style>
    <style:style style:name="P94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95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96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97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98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99" style:parent-style-name="Standard" style:family="paragraph">
      <style:paragraph-properties fo:text-align="justify" fo:margin-left="0.5in">
        <style:tab-stops/>
      </style:paragraph-properties>
    </style:style>
    <style:style style:name="T100" style:parent-style-name="Policepardéfaut" style:family="text">
      <style:text-properties fo:color="#000000" fo:background-color="#FFFF00"/>
    </style:style>
    <style:style style:name="P101" style:parent-style-name="Standard" style:family="paragraph">
      <style:paragraph-properties fo:text-align="justify" fo:margin-left="0.5in">
        <style:tab-stops/>
      </style:paragraph-properties>
      <style:text-properties fo:color="#000000"/>
    </style:style>
    <style:style style:name="P102" style:parent-style-name="Standard" style:family="paragraph">
      <style:paragraph-properties fo:text-align="justify"/>
    </style:style>
    <style:style style:name="T103" style:parent-style-name="Policepardéfaut" style:family="text">
      <style:text-properties fo:color="#000000" style:font-size-complex="11pt"/>
    </style:style>
    <style:style style:name="T104" style:parent-style-name="Policepardéfaut" style:family="text">
      <style:text-properties style:font-name="Consolas" fo:color="#000000" fo:font-size="9pt" style:font-size-asian="9pt" style:font-size-complex="9pt"/>
    </style:style>
    <style:style style:name="T105" style:parent-style-name="Policepardéfaut" style:family="text">
      <style:text-properties fo:color="#000000" style:font-size-complex="11pt"/>
    </style:style>
    <style:style style:name="P106" style:parent-style-name="Standard" style:family="paragraph">
      <style:paragraph-properties fo:text-align="justify" fo:margin-left="0.5in">
        <style:tab-stops/>
      </style:paragraph-properties>
    </style:style>
    <style:style style:name="T107" style:parent-style-name="Policepardéfaut" style:family="text">
      <style:text-properties fo:color="#000000" fo:background-color="#FFFF00"/>
    </style:style>
    <style:style style:name="T108" style:parent-style-name="Policepardéfaut" style:family="text">
      <style:text-properties style:font-name="Consolas" fo:color="#000000" fo:font-size="9pt" style:font-size-asian="9pt" style:font-size-complex="9pt" fo:background-color="#FFFF00"/>
    </style:style>
    <style:style style:name="T109" style:parent-style-name="Policepardéfaut" style:family="text">
      <style:text-properties style:font-name="Consolas" fo:color="#000000" fo:font-size="9pt" style:font-size-asian="9pt" style:font-size-complex="9pt" fo:background-color="#FFFF00"/>
    </style:style>
    <style:style style:name="T110" style:parent-style-name="Policepardéfaut" style:family="text">
      <style:text-properties fo:color="#000000" fo:background-color="#FFFF00"/>
    </style:style>
    <style:style style:name="P111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12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13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14" style:parent-style-name="Standard" style:family="paragraph">
      <style:paragraph-properties fo:text-align="justify" fo:margin-left="0.5in">
        <style:tab-stops/>
      </style:paragraph-properties>
    </style:style>
    <style:style style:name="T115" style:parent-style-name="Policepardéfaut" style:family="text">
      <style:text-properties fo:color="#000000" fo:background-color="#FFFF00"/>
    </style:style>
    <style:style style:name="P116" style:parent-style-name="Standard" style:family="paragraph">
      <style:paragraph-properties fo:text-align="justify" fo:margin-left="0.5in">
        <style:tab-stops/>
      </style:paragraph-properties>
      <style:text-properties fo:color="#000000"/>
    </style:style>
    <style:style style:name="P117" style:parent-style-name="Standard" style:family="paragraph">
      <style:paragraph-properties fo:text-align="justify" fo:margin-left="0.5in">
        <style:tab-stops/>
      </style:paragraph-properties>
      <style:text-properties fo:color="#000000"/>
    </style:style>
    <style:style style:name="P118" style:parent-style-name="Standard" style:family="paragraph">
      <style:paragraph-properties fo:text-align="justify"/>
    </style:style>
    <style:style style:name="T119" style:parent-style-name="Policepardéfaut" style:family="text">
      <style:text-properties fo:color="#000000"/>
    </style:style>
    <style:style style:name="T120" style:parent-style-name="Policepardéfaut" style:family="text">
      <style:text-properties fo:color="#000000"/>
    </style:style>
    <style:style style:name="T121" style:parent-style-name="Policepardéfaut" style:family="text">
      <style:text-properties fo:color="#000000"/>
    </style:style>
    <style:style style:name="T122" style:parent-style-name="Policepardéfaut" style:family="text">
      <style:text-properties fo:color="#000000"/>
    </style:style>
    <style:style style:name="T123" style:parent-style-name="Policepardéfaut" style:family="text">
      <style:text-properties fo:color="#000000" fo:background-color="#FFFF00"/>
    </style:style>
    <style:style style:name="T124" style:parent-style-name="Policepardéfaut" style:family="text">
      <style:text-properties style:font-name="Consolas" fo:color="#000000" fo:font-size="9pt" style:font-size-asian="9pt" style:font-size-complex="9pt" fo:background-color="#FFFF00"/>
    </style:style>
    <style:style style:name="T125" style:parent-style-name="Policepardéfaut" style:family="text">
      <style:text-properties fo:color="#000000" fo:background-color="#FFFF00"/>
    </style:style>
    <style:style style:name="T126" style:parent-style-name="Policepardéfaut" style:family="text">
      <style:text-properties style:font-name="Consolas" fo:color="#000000" fo:font-size="9pt" style:font-size-asian="9pt" style:font-size-complex="9pt" fo:background-color="#FFFF00"/>
    </style:style>
    <style:style style:name="T127" style:parent-style-name="Policepardéfaut" style:family="text">
      <style:text-properties fo:color="#000000" fo:background-color="#FFFF00"/>
    </style:style>
    <style:style style:name="P128" style:parent-style-name="Standard" style:family="paragraph">
      <style:paragraph-properties fo:text-align="justify" fo:margin-left="0.5in">
        <style:tab-stops/>
      </style:paragraph-properties>
    </style:style>
    <style:style style:name="T129" style:parent-style-name="Policepardéfaut" style:family="text">
      <style:text-properties fo:color="#000000" fo:background-color="#FFFF00"/>
    </style:style>
    <style:style style:name="T130" style:parent-style-name="Policepardéfaut" style:family="text">
      <style:text-properties style:font-name="Consolas" fo:color="#000000" fo:font-size="9pt" style:font-size-asian="9pt" style:font-size-complex="9pt" fo:background-color="#FFFF00"/>
    </style:style>
    <style:style style:name="T131" style:parent-style-name="Policepardéfaut" style:family="text">
      <style:text-properties fo:color="#000000" fo:background-color="#FFFF00"/>
    </style:style>
    <style:style style:name="T132" style:parent-style-name="Policepardéfaut" style:family="text">
      <style:text-properties fo:color="#000000" fo:background-color="#FFFF00"/>
    </style:style>
    <style:style style:name="P133" style:parent-style-name="Standard" style:family="paragraph">
      <style:paragraph-properties fo:text-align="justify" fo:margin-left="0.5in">
        <style:tab-stops/>
      </style:paragraph-properties>
      <style:text-properties fo:color="#000000"/>
    </style:style>
    <style:style style:name="P134" style:parent-style-name="Standard" style:family="paragraph">
      <style:paragraph-properties fo:text-align="justify"/>
    </style:style>
    <style:style style:name="T135" style:parent-style-name="Policepardéfaut" style:family="text">
      <style:text-properties fo:color="#000000"/>
    </style:style>
    <style:style style:name="T136" style:parent-style-name="Policepardéfaut" style:family="text">
      <style:text-properties style:font-name="Consolas" fo:color="#000000" fo:font-size="9pt" style:font-size-asian="9pt" style:font-size-complex="9pt"/>
    </style:style>
    <style:style style:name="T137" style:parent-style-name="Policepardéfaut" style:family="text">
      <style:text-properties fo:color="#000000"/>
    </style:style>
    <style:style style:name="P138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39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40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41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42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43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44" style:parent-style-name="Standard" style:family="paragraph">
      <style:paragraph-properties fo:text-align="justify" fo:margin-left="0.5in">
        <style:tab-stops/>
      </style:paragraph-properties>
      <style:text-properties fo:color="#000000" fo:background-color="#FFFF00"/>
    </style:style>
    <style:style style:name="P145" style:parent-style-name="Standard" style:family="paragraph">
      <style:paragraph-properties fo:text-align="justify" fo:margin-left="0.5in">
        <style:tab-stops/>
      </style:paragraph-properties>
    </style:style>
    <style:style style:name="T146" style:parent-style-name="Policepardéfaut" style:family="text">
      <style:text-properties fo:color="#000000" fo:background-color="#FFFF00"/>
    </style:style>
    <style:style style:name="P147" style:parent-style-name="Standard" style:family="paragraph">
      <style:paragraph-properties fo:text-align="justify"/>
    </style:style>
    <style:style style:name="T148" style:parent-style-name="Policepardéfaut" style:family="text">
      <style:text-properties fo:color="#000000"/>
    </style:style>
    <style:style style:name="T149" style:parent-style-name="Policepardéfaut" style:family="text">
      <style:text-properties style:font-name="Consolas" fo:color="#000000" fo:font-size="9pt" style:font-size-asian="9pt" style:font-size-complex="9pt"/>
    </style:style>
    <style:style style:name="T150" style:parent-style-name="Policepardéfaut" style:family="text">
      <style:text-properties fo:color="#000000"/>
    </style:style>
    <style:style style:name="T151" style:parent-style-name="Policepardéfaut" style:family="text">
      <style:text-properties style:font-name="Consolas" fo:color="#000000" fo:font-size="9pt" style:font-size-asian="9pt" style:font-size-complex="9pt"/>
    </style:style>
    <style:style style:name="T152" style:parent-style-name="Policepardéfaut" style:family="text">
      <style:text-properties fo:color="#000000"/>
    </style:style>
    <style:style style:name="T153" style:parent-style-name="Policepardéfaut" style:family="text">
      <style:text-properties style:font-name="Consolas" fo:color="#000000" fo:font-size="9pt" style:font-size-asian="9pt" style:font-size-complex="9pt"/>
    </style:style>
    <style:style style:name="T154" style:parent-style-name="Policepardéfaut" style:family="text">
      <style:text-properties fo:color="#000000"/>
    </style:style>
    <style:style style:name="P155" style:parent-style-name="Standard" style:family="paragraph">
      <style:paragraph-properties fo:text-align="justify" fo:margin-left="0.5in">
        <style:tab-stops/>
      </style:paragraph-properties>
    </style:style>
    <style:style style:name="T156" style:parent-style-name="Policepardéfaut" style:family="text">
      <style:text-properties fo:color="#000000" fo:background-color="#FFFF00"/>
    </style:style>
    <style:style style:name="P157" style:parent-style-name="Titre2" style:family="paragraph">
      <style:paragraph-properties fo:text-align="justify"/>
    </style:style>
    <style:style style:name="T158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T159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T160" style:parent-style-name="Policepardéfaut" style:family="text">
      <style:text-properties style:font-name-asian="Microsoft YaHei" style:font-name-complex="Arial" fo:color="#C9211E" fo:font-size="11pt" style:font-size-asian="11pt" style:font-size-complex="11pt"/>
    </style:style>
    <style:style style:name="T161" style:parent-style-name="Policepardéfaut" style:family="text">
      <style:text-properties fo:font-weight="normal" style:font-weight-asian="normal" fo:color="#C9211E" fo:font-size="11pt" style:font-size-asian="11pt" style:font-size-complex="11pt"/>
    </style:style>
    <style:style style:name="T162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T163" style:parent-style-name="Policepardéfaut" style:family="text">
      <style:text-properties style:font-name-asian="Microsoft YaHei" style:font-name-complex="Arial" fo:color="#000000" fo:font-size="11pt" style:font-size-asian="11pt" style:font-size-complex="11pt"/>
    </style:style>
    <style:style style:name="T164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P165" style:parent-style-name="Standard" style:family="paragraph">
      <style:paragraph-properties fo:text-align="justify"/>
    </style:style>
    <style:style style:name="T166" style:parent-style-name="Policepardéfaut" style:family="text">
      <style:text-properties fo:color="#000000" style:font-size-complex="11pt"/>
    </style:style>
    <style:style style:name="T167" style:parent-style-name="Policepardéfaut" style:family="text">
      <style:text-properties style:font-name="Consolas" fo:color="#000000" fo:font-size="9pt" style:font-size-asian="9pt" style:font-size-complex="9pt"/>
    </style:style>
    <style:style style:name="T168" style:parent-style-name="Policepardéfaut" style:family="text">
      <style:text-properties fo:color="#000000" style:font-size-complex="11pt"/>
    </style:style>
    <style:style style:name="P169" style:parent-style-name="Standard" style:family="paragraph">
      <style:paragraph-properties fo:text-align="justify" fo:margin-left="0.5in">
        <style:tab-stops/>
      </style:paragraph-properties>
    </style:style>
    <style:style style:name="T170" style:parent-style-name="Policepardéfaut" style:family="text">
      <style:text-properties style:font-name-asian="Times New Roman" style:font-name-complex="Calibri Light" fo:color="#0000BA" style:letter-kerning="false" fo:font-size="10pt" style:font-size-asian="10pt" style:font-size-complex="10pt" fo:background-color="#FFFF00" fo:language="fr" fo:country="FR" style:language-asian="fr" style:country-asian="FR" style:language-complex="ar" style:country-complex="SA"/>
    </style:style>
    <style:style style:name="T171" style:parent-style-name="Policepardéfaut" style:family="text">
      <style:text-properties style:font-name="Courier New" style:font-name-asian="Times New Roman" style:font-name-complex="Courier New" fo:color="#0000BA" style:letter-kerning="false" fo:font-size="10pt" style:font-size-asian="10pt" style:font-size-complex="10pt" fo:background-color="#FFFF00" fo:language="fr" fo:country="FR" style:language-asian="fr" style:country-asian="FR" style:language-complex="ar" style:country-complex="SA"/>
    </style:style>
    <style:style style:name="T172" style:parent-style-name="Policepardéfaut" style:family="text">
      <style:text-properties style:font-name="Consolas" fo:color="#000000" fo:font-size="9pt" style:font-size-asian="9pt" style:font-size-complex="9pt" fo:background-color="#FFFF00"/>
    </style:style>
    <style:style style:name="T173" style:parent-style-name="Policepardéfaut" style:family="text">
      <style:text-properties fo:color="#000000" style:font-size-complex="11pt" fo:background-color="#FFFF00"/>
    </style:style>
    <style:style style:name="T174" style:parent-style-name="Policepardéfaut" style:family="text">
      <style:text-properties fo:background-color="#FFFF00"/>
    </style:style>
    <style:style style:name="P175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176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177" style:parent-style-name="Standard" style:family="paragraph">
      <style:paragraph-properties fo:text-align="justify" fo:margin-left="0.5in">
        <style:tab-stops/>
      </style:paragraph-properties>
      <style:text-properties fo:background-color="#FFFF00"/>
    </style:style>
    <style:style style:name="P178" style:parent-style-name="Standard" style:family="paragraph">
      <style:paragraph-properties fo:text-align="justify" fo:margin-left="0.5in">
        <style:tab-stops/>
      </style:paragraph-properties>
    </style:style>
    <style:style style:name="T179" style:parent-style-name="Policepardéfaut" style:family="text">
      <style:text-properties fo:background-color="#FFFF00"/>
    </style:style>
    <style:style style:name="P180" style:parent-style-name="Standard" style:family="paragraph">
      <style:paragraph-properties fo:text-align="justify" fo:margin-left="0.5in">
        <style:tab-stops/>
      </style:paragraph-properties>
    </style:style>
    <style:style style:name="P181" style:parent-style-name="Standard" style:family="paragraph">
      <style:paragraph-properties fo:text-align="justify"/>
    </style:style>
    <style:style style:name="T182" style:parent-style-name="Policepardéfaut" style:family="text">
      <style:text-properties fo:color="#000000" style:font-size-complex="11pt"/>
    </style:style>
    <style:style style:name="T183" style:parent-style-name="Policepardéfaut" style:family="text">
      <style:text-properties style:font-name="Consolas" fo:color="#000000" fo:font-size="9pt" style:font-size-asian="9pt" style:font-size-complex="9pt"/>
    </style:style>
    <style:style style:name="T184" style:parent-style-name="Policepardéfaut" style:family="text">
      <style:text-properties fo:color="#000000" style:font-size-complex="11pt"/>
    </style:style>
    <style:style style:name="T185" style:parent-style-name="Policepardéfaut" style:family="text">
      <style:text-properties fo:color="#000000" style:font-size-complex="11pt"/>
    </style:style>
    <style:style style:name="T186" style:parent-style-name="Policepardéfaut" style:family="text">
      <style:text-properties fo:color="#000000" style:font-size-complex="11pt"/>
    </style:style>
    <style:style style:name="T187" style:parent-style-name="Policepardéfaut" style:family="text">
      <style:text-properties fo:color="#000000" style:font-size-complex="11pt"/>
    </style:style>
    <style:style style:name="T188" style:parent-style-name="Policepardéfaut" style:family="text">
      <style:text-properties style:font-name="Consolas" fo:color="#000000" fo:font-size="9pt" style:font-size-asian="9pt" style:font-size-complex="9pt"/>
    </style:style>
    <style:style style:name="T189" style:parent-style-name="Policepardéfaut" style:family="text">
      <style:text-properties fo:color="#000000" style:font-size-complex="11pt"/>
    </style:style>
    <style:style style:name="T190" style:parent-style-name="Policepardéfaut" style:family="text">
      <style:text-properties fo:color="#000000" style:font-size-complex="11pt"/>
    </style:style>
    <style:style style:name="T191" style:parent-style-name="Policepardéfaut" style:family="text">
      <style:text-properties fo:color="#000000" style:font-size-complex="11pt"/>
    </style:style>
    <style:style style:name="T192" style:parent-style-name="Policepardéfaut" style:family="text">
      <style:text-properties fo:color="#000000" style:font-size-complex="11pt"/>
    </style:style>
    <style:style style:name="T193" style:parent-style-name="Policepardéfaut" style:family="text">
      <style:text-properties fo:color="#000000" style:font-size-complex="11pt"/>
    </style:style>
    <style:style style:name="T194" style:parent-style-name="Policepardéfaut" style:family="text">
      <style:text-properties style:font-name="Consolas" fo:color="#000000" fo:font-size="9pt" style:font-size-asian="9pt" style:font-size-complex="9pt"/>
    </style:style>
    <style:style style:name="T195" style:parent-style-name="Policepardéfaut" style:family="text">
      <style:text-properties fo:color="#000000" style:font-size-complex="11pt"/>
    </style:style>
    <style:style style:name="P196" style:parent-style-name="Standard" style:family="paragraph">
      <style:paragraph-properties fo:text-align="justify" fo:margin-left="0.5in">
        <style:tab-stops/>
      </style:paragraph-properties>
    </style:style>
    <style:style style:name="T197" style:parent-style-name="Policepardéfaut" style:family="text">
      <style:text-properties fo:color="#000000" style:font-size-complex="11pt" fo:background-color="#FFFF00"/>
    </style:style>
    <style:style style:name="P198" style:parent-style-name="Standard" style:family="paragraph">
      <style:paragraph-properties fo:text-align="justify" fo:margin-left="0.5in">
        <style:tab-stops/>
      </style:paragraph-properties>
    </style:style>
    <style:style style:name="P199" style:parent-style-name="Standard" style:family="paragraph">
      <style:paragraph-properties fo:text-align="justify"/>
    </style:style>
    <style:style style:name="T200" style:parent-style-name="Policepardéfaut" style:family="text">
      <style:text-properties fo:color="#000000" style:font-size-complex="11pt"/>
    </style:style>
    <style:style style:name="T201" style:parent-style-name="Policepardéfaut" style:family="text">
      <style:text-properties style:font-name="Consolas" fo:color="#000000" fo:font-size="9pt" style:font-size-asian="9pt" style:font-size-complex="9pt"/>
    </style:style>
    <style:style style:name="T202" style:parent-style-name="Policepardéfaut" style:family="text">
      <style:text-properties fo:color="#000000" style:font-size-complex="11pt"/>
    </style:style>
    <style:style style:name="T203" style:parent-style-name="Policepardéfaut" style:family="text">
      <style:text-properties fo:color="#000000" style:font-size-complex="11pt"/>
    </style:style>
    <style:style style:name="P204" style:parent-style-name="Standard" style:family="paragraph">
      <style:paragraph-properties fo:text-align="justify" fo:margin-left="0.5in">
        <style:tab-stops/>
      </style:paragraph-properties>
    </style:style>
    <style:style style:name="P205" style:parent-style-name="Standard" style:family="paragraph">
      <style:paragraph-properties fo:text-align="justify" fo:margin-left="0.5in">
        <style:tab-stops/>
      </style:paragraph-properties>
    </style:style>
    <style:style style:name="T206" style:parent-style-name="Policepardéfaut" style:family="text">
      <style:text-properties style:font-name-complex="Mangal" fo:background-color="#FFFF00"/>
    </style:style>
    <style:style style:name="T207" style:parent-style-name="Policepardéfaut" style:family="text">
      <style:text-properties style:font-name="Consolas" fo:color="#000000" fo:font-size="9pt" style:font-size-asian="9pt" style:font-size-complex="9pt" fo:background-color="#FFFF00"/>
    </style:style>
    <style:style style:name="T208" style:parent-style-name="Policepardéfaut" style:family="text">
      <style:text-properties style:font-name-complex="Mangal" fo:background-color="#FFFF00"/>
    </style:style>
    <style:style style:name="P209" style:parent-style-name="Standard" style:family="paragraph">
      <style:paragraph-properties fo:text-align="justify" fo:margin-left="0.5in">
        <style:tab-stops/>
      </style:paragraph-properties>
      <style:text-properties style:font-name-complex="Mangal" fo:background-color="#FFFF00"/>
    </style:style>
    <style:style style:name="P210" style:parent-style-name="Standard" style:family="paragraph">
      <style:paragraph-properties fo:text-align="justify" fo:margin-left="0.5in">
        <style:tab-stops/>
      </style:paragraph-properties>
      <style:text-properties style:font-name-complex="Mangal" fo:background-color="#FFFF00"/>
    </style:style>
    <style:style style:name="P211" style:parent-style-name="Standard" style:family="paragraph">
      <style:paragraph-properties fo:text-align="justify" fo:margin-left="0.5in">
        <style:tab-stops/>
      </style:paragraph-properties>
      <style:text-properties style:font-name-complex="Mangal" fo:background-color="#FFFF00"/>
    </style:style>
    <style:style style:name="P212" style:parent-style-name="Standard" style:family="paragraph">
      <style:paragraph-properties fo:text-align="justify" fo:margin-left="0.5in">
        <style:tab-stops/>
      </style:paragraph-properties>
      <style:text-properties style:font-name-complex="Mangal" fo:background-color="#FFFF00"/>
    </style:style>
    <style:style style:name="P213" style:parent-style-name="Standard" style:family="paragraph">
      <style:paragraph-properties fo:text-align="justify" fo:margin-left="0.5in">
        <style:tab-stops/>
      </style:paragraph-properties>
      <style:text-properties style:font-name-complex="Mangal" fo:background-color="#FFFF00"/>
    </style:style>
    <style:style style:name="P214" style:parent-style-name="Standard" style:family="paragraph">
      <style:paragraph-properties fo:text-align="justify" fo:margin-left="0.5in">
        <style:tab-stops/>
      </style:paragraph-properties>
      <style:text-properties style:font-name-complex="Mangal" fo:background-color="#FFFF00"/>
    </style:style>
    <style:style style:name="P215" style:parent-style-name="Standard" style:family="paragraph">
      <style:paragraph-properties fo:text-align="justify" fo:margin-left="0.5in">
        <style:tab-stops/>
      </style:paragraph-properties>
    </style:style>
    <style:style style:name="T216" style:parent-style-name="Policepardéfaut" style:family="text">
      <style:text-properties style:font-name-complex="Mangal" fo:background-color="#FFFF00"/>
    </style:style>
    <style:style style:name="P217" style:parent-style-name="Standard" style:family="paragraph">
      <style:paragraph-properties fo:text-align="justify" fo:margin-left="0.5in">
        <style:tab-stops/>
      </style:paragraph-properties>
    </style:style>
    <style:style style:name="P218" style:parent-style-name="Standard" style:family="paragraph">
      <style:paragraph-properties fo:text-align="justify" fo:margin-left="0.5in">
        <style:tab-stops/>
      </style:paragraph-properties>
    </style:style>
    <style:style style:name="T219" style:parent-style-name="Policepardéfaut" style:family="text">
      <style:text-properties fo:background-color="#FFFF00"/>
    </style:style>
    <style:style style:name="P220" style:parent-style-name="Standard" style:family="paragraph">
      <style:paragraph-properties fo:text-align="justify" fo:margin-left="0.5in">
        <style:tab-stops/>
      </style:paragraph-properties>
    </style:style>
    <style:style style:name="P221" style:parent-style-name="Standard" style:family="paragraph">
      <style:paragraph-properties fo:text-align="justify" fo:margin-left="0.5in">
        <style:tab-stops/>
      </style:paragraph-properties>
    </style:style>
    <style:style style:name="P222" style:parent-style-name="Standard" style:family="paragraph">
      <style:paragraph-properties fo:text-align="justify" fo:margin-left="0.5in">
        <style:tab-stops/>
      </style:paragraph-properties>
    </style:style>
    <style:style style:name="P223" style:parent-style-name="Standard" style:family="paragraph">
      <style:paragraph-properties fo:text-align="justify" fo:margin-left="0.5in">
        <style:tab-stops/>
      </style:paragraph-properties>
    </style:style>
    <style:style style:name="P224" style:parent-style-name="Standard" style:family="paragraph">
      <style:paragraph-properties fo:text-align="justify" fo:margin-left="0.5in">
        <style:tab-stops/>
      </style:paragraph-properties>
    </style:style>
    <style:style style:name="P225" style:parent-style-name="Standard" style:family="paragraph">
      <style:paragraph-properties fo:text-align="justify"/>
    </style:style>
    <style:style style:name="T226" style:parent-style-name="Policepardéfaut" style:family="text">
      <style:text-properties fo:color="#000000" style:font-size-complex="11pt"/>
    </style:style>
    <style:style style:name="T227" style:parent-style-name="Policepardéfaut" style:family="text">
      <style:text-properties style:font-name="Consolas" fo:color="#000000" fo:font-size="9pt" style:font-size-asian="9pt" style:font-size-complex="9pt"/>
    </style:style>
    <style:style style:name="T228" style:parent-style-name="Policepardéfaut" style:family="text">
      <style:text-properties fo:color="#000000" style:font-size-complex="11pt"/>
    </style:style>
    <style:style style:name="T229" style:parent-style-name="Policepardéfaut" style:family="text">
      <style:text-properties fo:color="#000000" style:font-size-complex="11pt"/>
    </style:style>
    <style:style style:name="T230" style:parent-style-name="Policepardéfaut" style:family="text">
      <style:text-properties fo:color="#000000" style:font-size-complex="11pt"/>
    </style:style>
    <style:style style:name="T231" style:parent-style-name="Policepardéfaut" style:family="text">
      <style:text-properties fo:color="#000000" style:font-size-complex="11pt"/>
    </style:style>
    <style:style style:name="T232" style:parent-style-name="Policepardéfaut" style:family="text">
      <style:text-properties style:font-name="Consolas" fo:color="#000000" fo:font-size="9pt" style:font-size-asian="9pt" style:font-size-complex="9pt"/>
    </style:style>
    <style:style style:name="T233" style:parent-style-name="Policepardéfaut" style:family="text">
      <style:text-properties fo:color="#000000" style:font-size-complex="11pt"/>
    </style:style>
    <style:style style:name="T234" style:parent-style-name="Policepardéfaut" style:family="text">
      <style:text-properties style:font-name="Consolas" fo:color="#000000" fo:font-size="9pt" style:font-size-asian="9pt" style:font-size-complex="9pt"/>
    </style:style>
    <style:style style:name="T235" style:parent-style-name="Policepardéfaut" style:family="text">
      <style:text-properties fo:color="#000000" style:font-size-complex="11pt"/>
    </style:style>
    <style:style style:name="T236" style:parent-style-name="Policepardéfaut" style:family="text">
      <style:text-properties fo:color="#000000" fo:font-size="10pt" style:font-size-asian="10pt" style:font-size-complex="10pt"/>
    </style:style>
    <style:style style:name="T237" style:parent-style-name="Policepardéfaut" style:family="text">
      <style:text-properties fo:color="#000000" style:font-size-complex="11pt"/>
    </style:style>
    <style:style style:name="T238" style:parent-style-name="Policepardéfaut" style:family="text">
      <style:text-properties style:font-name="Consolas" fo:color="#000000" fo:font-size="9pt" style:font-size-asian="9pt" style:font-size-complex="9pt"/>
    </style:style>
    <style:style style:name="T239" style:parent-style-name="Policepardéfaut" style:family="text">
      <style:text-properties fo:color="#000000" style:font-size-complex="11pt"/>
    </style:style>
    <style:style style:name="T240" style:parent-style-name="Policepardéfaut" style:family="text">
      <style:text-properties fo:color="#000000" fo:font-size="10pt" style:font-size-asian="10pt" style:font-size-complex="10pt"/>
    </style:style>
    <style:style style:name="T241" style:parent-style-name="Policepardéfaut" style:family="text">
      <style:text-properties fo:color="#000000" style:font-size-complex="11pt"/>
    </style:style>
    <style:style style:name="T242" style:parent-style-name="Policepardéfaut" style:family="text">
      <style:text-properties style:font-name="Consolas" fo:color="#000000" fo:font-size="9pt" style:font-size-asian="9pt" style:font-size-complex="9pt"/>
    </style:style>
    <style:style style:name="T243" style:parent-style-name="Policepardéfaut" style:family="text">
      <style:text-properties fo:color="#000000" style:font-size-complex="11pt"/>
    </style:style>
    <style:style style:name="P244" style:parent-style-name="Standard" style:family="paragraph">
      <style:paragraph-properties fo:text-align="justify"/>
      <style:text-properties fo:color="#000000" style:font-size-complex="11pt"/>
    </style:style>
    <style:style style:name="P245" style:parent-style-name="Standard" style:family="paragraph">
      <style:paragraph-properties fo:text-align="justify"/>
      <style:text-properties fo:color="#000000" style:font-size-complex="11pt" fo:background-color="#FFFF00"/>
    </style:style>
    <style:style style:name="P246" style:parent-style-name="Standard" style:family="paragraph">
      <style:paragraph-properties fo:text-align="justify"/>
      <style:text-properties fo:color="#000000" style:font-size-complex="11pt" fo:background-color="#FFFF00"/>
    </style:style>
    <style:style style:name="P247" style:parent-style-name="Standard" style:family="paragraph">
      <style:paragraph-properties fo:text-align="justify"/>
      <style:text-properties fo:color="#000000" style:font-size-complex="11pt" fo:background-color="#FFFF00"/>
    </style:style>
    <style:style style:name="P248" style:parent-style-name="Standard" style:family="paragraph">
      <style:paragraph-properties fo:text-align="justify"/>
      <style:text-properties fo:color="#000000" style:font-size-complex="11pt" fo:background-color="#FFFF00"/>
    </style:style>
    <style:style style:name="P249" style:parent-style-name="Standard" style:family="paragraph">
      <style:paragraph-properties fo:text-align="justify"/>
    </style:style>
    <style:style style:name="T250" style:parent-style-name="Policepardéfaut" style:family="text">
      <style:text-properties fo:color="#000000" style:font-size-complex="11pt" fo:background-color="#FFFF00"/>
    </style:style>
    <style:style style:name="P251" style:parent-style-name="Standard" style:family="paragraph">
      <style:paragraph-properties fo:text-align="justify"/>
      <style:text-properties fo:color="#000000" style:font-size-complex="11pt"/>
    </style:style>
    <style:style style:name="P252" style:parent-style-name="Standard" style:family="paragraph">
      <style:paragraph-properties fo:text-align="justify"/>
      <style:text-properties fo:color="#000000" style:font-size-complex="11pt"/>
    </style:style>
    <style:style style:name="P253" style:parent-style-name="Standard" style:family="paragraph">
      <style:paragraph-properties fo:text-align="justify"/>
      <style:text-properties fo:color="#000000" style:font-size-complex="11pt"/>
    </style:style>
    <style:style style:name="P254" style:parent-style-name="Standard" style:family="paragraph">
      <style:paragraph-properties fo:text-align="justify"/>
    </style:style>
    <style:style style:name="P255" style:parent-style-name="Titre2" style:family="paragraph">
      <style:paragraph-properties fo:text-align="justify"/>
    </style:style>
    <style:style style:name="T256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T257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T258" style:parent-style-name="Policepardéfaut" style:family="text">
      <style:text-properties style:font-name-asian="Microsoft YaHei" style:font-name-complex="Arial" fo:color="#C9211E" fo:font-size="11pt" style:font-size-asian="11pt" style:font-size-complex="11pt"/>
    </style:style>
    <style:style style:name="T259" style:parent-style-name="Policepardéfaut" style:family="text">
      <style:text-properties fo:font-weight="normal" style:font-weight-asian="normal" fo:color="#C9211E" fo:font-size="11pt" style:font-size-asian="11pt" style:font-size-complex="11pt"/>
    </style:style>
    <style:style style:name="T260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T261" style:parent-style-name="Policepardéfaut" style:family="text">
      <style:text-properties style:font-name-asian="Microsoft YaHei" style:font-name-complex="Arial" fo:color="#000000" fo:font-size="11pt" style:font-size-asian="11pt" style:font-size-complex="11pt"/>
    </style:style>
    <style:style style:name="T262" style:parent-style-name="Policepardéfaut" style:family="text">
      <style:text-properties fo:font-weight="normal" style:font-weight-asian="normal" fo:color="#000000" fo:font-size="11pt" style:font-size-asian="11pt" style:font-size-complex="11pt"/>
    </style:style>
    <style:style style:name="P263" style:parent-style-name="Standard" style:family="paragraph">
      <style:paragraph-properties fo:text-align="justify"/>
    </style:style>
    <style:style style:name="T264" style:parent-style-name="Policepardéfaut" style:family="text">
      <style:text-properties fo:color="#000000" style:font-size-complex="11pt"/>
    </style:style>
    <style:style style:name="T265" style:parent-style-name="Policepardéfaut" style:family="text">
      <style:text-properties style:font-name="Consolas" fo:color="#000000" fo:font-size="9pt" style:font-size-asian="9pt" style:font-size-complex="9pt"/>
    </style:style>
    <style:style style:name="T266" style:parent-style-name="Policepardéfaut" style:family="text">
      <style:text-properties fo:color="#000000" style:font-size-complex="11pt"/>
    </style:style>
    <style:style style:name="T267" style:parent-style-name="Policepardéfaut" style:family="text">
      <style:text-properties fo:color="#000000" fo:font-size="10pt" style:font-size-asian="10pt" style:font-size-complex="10pt"/>
    </style:style>
    <style:style style:name="T268" style:parent-style-name="Policepardéfaut" style:family="text">
      <style:text-properties fo:color="#000000" style:font-size-complex="11pt"/>
    </style:style>
    <style:style style:name="T269" style:parent-style-name="Policepardéfaut" style:family="text">
      <style:text-properties fo:color="#000000" style:font-size-complex="11pt"/>
    </style:style>
    <style:style style:name="P270" style:parent-style-name="Standard" style:family="paragraph">
      <style:paragraph-properties fo:text-align="justify"/>
      <style:text-properties fo:color="#000000" style:font-size-complex="11pt"/>
    </style:style>
    <style:style style:name="P271" style:parent-style-name="Standard" style:family="paragraph">
      <style:paragraph-properties fo:text-align="justify"/>
      <style:text-properties fo:color="#000000" style:font-size-complex="11pt"/>
    </style:style>
    <style:style style:name="P272" style:parent-style-name="Standard" style:family="paragraph">
      <style:paragraph-properties fo:text-align="justify"/>
      <style:text-properties fo:color="#000000" style:font-size-complex="11pt"/>
    </style:style>
    <style:style style:name="P273" style:parent-style-name="Standard" style:family="paragraph">
      <style:paragraph-properties fo:text-align="justify"/>
      <style:text-properties fo:color="#000000" style:font-size-complex="11pt"/>
    </style:style>
    <style:style style:name="P274" style:parent-style-name="Standard" style:family="paragraph">
      <style:paragraph-properties fo:text-align="justify"/>
    </style:style>
    <style:style style:name="P275" style:parent-style-name="Standard" style:family="paragraph">
      <style:paragraph-properties fo:text-align="justify"/>
    </style:style>
    <style:style style:name="T276" style:parent-style-name="Policepardéfaut" style:family="text">
      <style:text-properties fo:color="#000000" style:font-size-complex="11pt"/>
    </style:style>
    <style:style style:name="T277" style:parent-style-name="Policepardéfaut" style:family="text">
      <style:text-properties fo:color="#000000" style:font-size-complex="11pt"/>
    </style:style>
    <style:style style:name="T278" style:parent-style-name="Policepardéfaut" style:family="text">
      <style:text-properties style:font-name="Consolas" fo:color="#000000" fo:font-size="9pt" style:font-size-asian="9pt" style:font-size-complex="9pt"/>
    </style:style>
    <style:style style:name="T279" style:parent-style-name="Policepardéfaut" style:family="text">
      <style:text-properties fo:color="#000000" style:font-size-complex="11pt"/>
    </style:style>
    <style:style style:name="T280" style:parent-style-name="Policepardéfaut" style:family="text">
      <style:text-properties style:font-name="Consolas" fo:color="#000000" fo:font-size="9pt" style:font-size-asian="9pt" style:font-size-complex="9pt"/>
    </style:style>
    <style:style style:name="T281" style:parent-style-name="Policepardéfaut" style:family="text">
      <style:text-properties style:font-name="Consolas" fo:font-style="italic" style:font-style-asian="italic" style:font-style-complex="italic" fo:color="#000000" fo:font-size="9pt" style:font-size-asian="9pt" style:font-size-complex="9pt"/>
    </style:style>
    <style:style style:name="T282" style:parent-style-name="Policepardéfaut" style:family="text">
      <style:text-properties style:font-name="Consolas" fo:color="#000000" fo:font-size="9pt" style:font-size-asian="9pt" style:font-size-complex="9pt"/>
    </style:style>
    <style:style style:name="T283" style:parent-style-name="Policepardéfaut" style:family="text">
      <style:text-properties style:font-name="Consolas" fo:font-style="italic" style:font-style-asian="italic" style:font-style-complex="italic" fo:color="#000000" fo:font-size="9pt" style:font-size-asian="9pt" style:font-size-complex="9pt"/>
    </style:style>
    <style:style style:name="T284" style:parent-style-name="Policepardéfaut" style:family="text">
      <style:text-properties fo:color="#000000" style:font-size-complex="11pt"/>
    </style:style>
    <style:style style:name="P285" style:parent-style-name="Standard" style:family="paragraph">
      <style:text-properties fo:color="#000000" style:font-size-complex="11pt"/>
    </style:style>
    <style:style style:name="P286" style:parent-style-name="Standard" style:family="paragraph">
      <style:text-properties fo:color="#000000" style:font-size-complex="11pt"/>
    </style:style>
  </office:automatic-styles>
  <office:body>
    <office:text text:use-soft-page-breaks="true">
      <text:p text:style-name="P1"><text:span text:style-name="T9">TP PostgreSQL –<text:s/></text:span><text:span text:style-name="T10">Développement côté serveur SGBDR 3-</text:span></text:p>
      <text:h text:style-name="Titre1" text:outline-level="1">Questions sur les f<text:span text:style-name="T11">onctions</text:span></text:h>
      <text:h text:style-name="Titre2" text:outline-level="2">Fonctions<text:s/><text:span text:style-name="T12">SQL</text:span> : renvoi de types simples</text:h>
      <text:list text:style-name="LFO2" text:continue-numbering="true">
        <text:list-item>
          <text:p text:style-name="P13"><text:span text:style-name="T14">Écrire une fonction nommée ‘</text:span><text:span text:style-name="T15">prixHorsTVA</text:span><text:span text:style-name="T16">’ qui prend en paramètre un prix (ttc) et renvoie sa valeur hors taxe<text:s/></text:span><text:span text:style-name="T17">(10%), arrondie à deux décimales ;</text:span></text:p>
        </text:list-item>
      </text:list>
      <text:p text:style-name="P18">CREATE OR REPLACE FUNCTION prixHorsTVA(numeric) RETURNS numeric AS $$</text:p>
      <text:p text:style-name="P19"><text:s text:c="4"/>SELECT round((10*$1)/100,2);</text:p>
      <text:p text:style-name="P20"><text:span text:style-name="T21">$$ LANGUAGE SQL;</text:span></text:p>
      <text:list text:style-name="LFO2" text:continue-numbering="true">
        <text:list-item>
          <text:p text:style-name="P22"><text:span text:style-name="T23">Redéfinir la fonction précédente en utilisant la syntaxe de prototype sans ‘</text:span><text:span text:style-name="T24">RETURNS</text:span><text:span text:style-name="T25">’ mais contenant l</text:span><text:span text:style-name="T26">e mot clé ‘</text:span><text:span text:style-name="T27">OUT</text:span><text:span text:style-name="T28">’ ;</text:span></text:p>
        </text:list-item>
      </text:list>
      <text:p text:style-name="P29">CREATE OR REPLACE FUNCTION prixHorsTVA (IN x numeric, OUT y numeric)</text:p>
      <text:p text:style-name="P30">AS 'SELECT round((10*$1)/100,2)'</text:p>
      <text:p text:style-name="P31"><text:span text:style-name="T32">LANGUAGE SQL;</text:span></text:p>
      <text:list text:style-name="LFO2" text:continue-numbering="true">
        <text:list-item>
          <text:p text:style-name="P33"><text:span text:style-name="T34">‘</text:span><text:span text:style-name="T35">nomAuteur</text:span><text:span text:style-name="T36">’</text:span></text:p>
        </text:list-item>
      </text:list>
      <text:list text:style-name="Numberingabc" text:continue-numbering="true">
        <text:list-item>
          <text:list>
            <text:list-item>
              <text:p text:style-name="P37"><text:span text:style-name="T38">Écrire une fonction ‘</text:span><text:span text:style-name="T39">nomAuteur</text:span><text:span text:style-name="T40">’ qui renvoie le nom de l’auteur en fonction de son nom</text:span></text:p>
            </text:list-item>
          </text:list>
        </text:list-item>
      </text:list>
      <text:p text:style-name="P41">CREATE FUNCTION<text:s/>nomAuteur(character varying) RETURNS character varying AS $code$</text:p>
      <text:p text:style-name="P42"><text:s text:c="4"/>SELECT nom FROM auteurs WHERE nom = $1;</text:p>
      <text:p text:style-name="P43"><text:span text:style-name="T44">$code$ LANGUAGE SQL;</text:span></text:p>
      <text:list text:style-name="Numberingabc" text:continue-numbering="true">
        <text:list-item>
          <text:list>
            <text:list-item>
              <text:p text:style-name="P45"><text:span text:style-name="T46">Que se passe-t-il si le nom de l’auteur passé en paramètre n’existe pas dans la table ‘</text:span><text:span text:style-name="T47">auteurs</text:span><text:span text:style-name="T48">’ ou si le paramètre fourni a la</text:span><text:span text:style-name="T49"><text:s/>valeur ‘</text:span><text:span text:style-name="T50">NULL</text:span><text:span text:style-name="T51">’</text:span></text:p>
            </text:list-item>
          </text:list>
        </text:list-item>
      </text:list>
      <text:p text:style-name="P52"><text:span text:style-name="T53">Il est affiché NULL</text:span></text:p>
      <text:list text:style-name="LFO2" text:continue-numbering="true">
        <text:list-item>
          <text:p text:style-name="P54"><text:span text:style-name="T55">Reprenez la fonction définie à la question 3. Que faut-il modifier afin de renvoyer le nom de tous les auteurs qui portent le nom recherché ? <text:s/></text:span><text:span text:style-name="T56">Il faudrait faire un group by sur l’identifiant de chaque auteur.</text:span></text:p>
        </text:list-item>
      </text:list>
      <text:p text:style-name="P57"/>
      <text:list text:style-name="LFO2" text:continue-numbering="true">
        <text:list-item>
          <text:p text:style-name="P58"><text:span text:style-name="T59">Écrire une fonction ‘</text:span><text:span text:style-name="T60">prixMoyen</text:span><text:span text:style-name="T61">’ qui affichera le prix moyen des livres d’une collection, dont le code de la collection sera passé en paramètre de la fonction</text:span></text:p>
        </text:list-item>
      </text:list>
      <text:p text:style-name="Paragraphedeliste"/>
      <text:p text:style-name="P62">CREATE OR REPLACE FUNCTION prixMoyen (codecollect integer) RETURNS TABLE(prix numeric) AS $code$</text:p>
      <text:p text:style-name="P63"><text:tab/>SELECT ROUND(AVG(l.prix),2) FROM collections c INNER JOIN livres l ON l.code_collection = c.code_collection WHERE c.code_collection = codecollect;</text:p>
      <text:p text:style-name="P64">$code$</text:p>
      <text:p text:style-name="P65"><text:span text:style-name="T66">LANGUAGE SQL;</text:span></text:p>
      <text:p text:style-name="P67"/>
      <text:list text:style-name="LFO2" text:continue-numbering="true">
        <text:list-item>
          <text:p text:style-name="P68"><text:span text:style-name="T69">Écrire une fonction SQL ‘</text:span><text:span text:style-name="T70">detailsResponsables</text:span><text:span text:style-name="T71">’ qui prendra en paramètre un argument de<text:s/></text:span><text:span text:style-name="T72">type ‘personne’ et affichera le détail des informations des responsables des entrepôts sous la forme : "Le responsable ‘</text:span><text:span text:style-name="T73">prenom</text:span><text:span text:style-name="T74">’ ‘</text:span><text:span text:style-name="T75">nom</text:span><text:span text:style-name="T76">’ a ‘xx<text:s/></text:span><text:span text:style-name="T77">ans</text:span><text:span text:style-name="T78">’".</text:span></text:p>
        </text:list-item>
      </text:list>
      <text:p text:style-name="P79"><text:span text:style-name="T80">TROP DURE LA MONSIEUR !!!! </text:span><text:span text:style-name="T81">☹</text:span></text:p>
      <text:h text:style-name="P82" text:outline-level="2"/>
      <text:h text:style-name="P83" text:outline-level="2"><text:span text:style-name="T84">Fonctions<text:s/></text:span><text:span text:style-name="T85">SQL</text:span><text:span text:style-name="T86"> : renvoi de types<text:s/></text:span><text:span text:style-name="T87">composit</text:span><text:span text:style-name="T88">es</text:span></text:h>
      <text:list text:style-name="LFO2">
        <text:list-item text:start-value="1">
          <text:p text:style-name="P89"><text:span text:style-name="T90">Écrire une fonction ‘</text:span><text:span text:style-name="T91">agesAuteurs</text:span><text:span text:style-name="T92">’ qu</text:span><text:span text:style-name="T93">i affichera les auteurs vivants, dont l’âge sera compris dans un intervalle défini par deux valeurs passées en paramètres ;</text:span></text:p>
        </text:list-item>
      </text:list>
      <text:p text:style-name="P94">CREATE OR REPLACE FUNCTION agesAuteurs(x date, y date)</text:p>
      <text:p text:style-name="P95">RETURNS TABLE(nom character varying) AS</text:p>
      <text:p text:style-name="P96">$code$</text:p>
      <text:p text:style-name="P97">SELECT auteurs.nom FROM<text:s/>auteurs where date_naissance BETWEEN x AND y;</text:p>
      <text:p text:style-name="P98">$code$</text:p>
      <text:p text:style-name="P99"><text:span text:style-name="T100">LANGUAGE sql;</text:span></text:p>
      <text:p text:style-name="P101"/>
      <text:list text:style-name="LFO2" text:continue-numbering="true">
        <text:list-item>
          <text:p text:style-name="P102"><text:span text:style-name="T103">Écrire une fonction ‘</text:span><text:span text:style-name="T104">livreDateDebutDateFin</text:span><text:span text:style-name="T105">’ qui affichera la liste des livres déposés légalement dans un intervalle de temps donné, fourni par l’utilisateur.</text:span></text:p>
        </text:list-item>
      </text:list>
      <text:p text:style-name="P106"><text:span text:style-name="T107">CREATE OR REPLACE FUNCTION<text:s/></text:span><text:span text:style-name="T108">liv</text:span><text:span text:style-name="T109">reDateDebutDateFin</text:span><text:span text:style-name="T110"><text:s/>(x date, y date)</text:span></text:p>
      <text:p text:style-name="P111">RETURNS TABLE(nom character varying) AS</text:p>
      <text:p text:style-name="P112">$code$</text:p>
      <text:p text:style-name="P113">SELECT livres.titre FROM livres where depot_legal BETWEEN x AND y; $code$</text:p>
      <text:p text:style-name="P114"><text:span text:style-name="T115">LANGUAGE sql;</text:span></text:p>
      <text:p text:style-name="P116"/>
      <text:p text:style-name="P117"/>
      <text:list text:style-name="LFO2" text:continue-numbering="true">
        <text:list-item>
          <text:p text:style-name="P118"><text:span text:style-name="T119">Pour les fonctions qui précèdent, voyez-vous une différence entre un appel à l’aide</text:span><text:span text:style-name="T120"><text:s/>de l’instruction<text:s/></text:span><text:span text:style-name="T121"><text:tab/></text:span><text:span text:style-name="T122"><text:line-break/></text:span><text:span text:style-name="T123">‘</text:span><text:span text:style-name="T124">SELECT * FROM nomDeLaFonction() ;</text:span><text:span text:style-name="T125">’ et ‘</text:span><text:span text:style-name="T126">SELECT nomDeLaFonction() ;</text:span><text:span text:style-name="T127">’?</text:span></text:p>
        </text:list-item>
      </text:list>
      <text:p text:style-name="P128"><text:span text:style-name="T129">‘</text:span><text:span text:style-name="T130">SELECT * FROM nomDeLaFonction() ;</text:span><text:span text:style-name="T131">’ si lors de l’appel de la fonction il n’y à pas de paramètre , et ‘SELECT nomDeLaFonction() ;’ si la fonction à un paramètre à rentr</text:span><text:span text:style-name="T132">é \ Ou lors d’utilisation de type composite</text:span></text:p>
      <text:p text:style-name="P133"/>
      <text:list text:style-name="LFO2" text:continue-numbering="true">
        <text:list-item>
          <text:p text:style-name="P134"><text:span text:style-name="T135">Ecrire une fonction ‘</text:span><text:span text:style-name="T136">livreEnStock</text:span><text:span text:style-name="T137">’ qui affiche le titre et le nombre d’exemplaires en stock en fonction du numéro ISBN passé en paramètre ;</text:span></text:p>
        </text:list-item>
      </text:list>
      <text:p text:style-name="P138">CREATE OR REPLACE FUNCTION livreEnStock(IN ISBNvar isbn13, OUT x character varying, OUT y character varying) AS<text:s/></text:p>
      <text:p text:style-name="P139">$code$<text:s/></text:p>
      <text:p text:style-name="P140">'select l.titre, count(*) from livres<text:s/></text:p>
      <text:p text:style-name="P141">l inner join entrepose e on l.isbn = e.isbn<text:s/></text:p>
      <text:p text:style-name="P142">where l.isbn = $1<text:s/></text:p>
      <text:p text:style-name="P143">GROUP BY l.titre'</text:p>
      <text:p text:style-name="P144">$code$<text:s/></text:p>
      <text:p text:style-name="P145"><text:span text:style-name="T146">LANGUAGE sql;</text:span></text:p>
      <text:list text:style-name="LFO2" text:continue-numbering="true">
        <text:list-item>
          <text:p text:style-name="P147"><text:span text:style-name="T148">Existe-t-il une possibilité de créer une fonction ‘</text:span><text:span text:style-name="T149">auteursEnPersonnes</text:span><text:span text:style-name="T150">’ qui, à partir du contenu de la table ‘</text:span><text:span text:style-name="T151">auteurs</text:span><text:span text:style-name="T152">’, renverra la liste des auteurs vivants sous la forme d’une liste d’éléments de type ‘</text:span><text:span text:style-name="T153">personne</text:span><text:span text:style-name="T154">’ ?</text:span></text:p>
        </text:list-item>
      </text:list>
      <text:p text:style-name="P155"><text:span text:style-name="T156">Oui mais ça dépend de pleins chose secrètes ( Je peux pas vous dire c’est un secret )</text:span></text:p>
      <text:h text:style-name="P157" text:outline-level="2"><text:span text:style-name="T158">Foncti</text:span><text:span text:style-name="T159">ons<text:s/></text:span><text:span text:style-name="T160">PL/pg</text:span><text:span text:style-name="T161">SQL</text:span><text:span text:style-name="T162"> : renvoi de types<text:s/></text:span><text:span text:style-name="T163">simpl</text:span><text:span text:style-name="T164">es</text:span></text:h>
      <text:list text:style-name="LFO4" text:continue-numbering="true">
        <text:list-item>
          <text:p text:style-name="P165"><text:span text:style-name="T166">Écrire une fonction ‘</text:span><text:span text:style-name="T167">prixHorsTaxe</text:span><text:span text:style-name="T168">’ qui prendra en paramètre un prix et renverra sa valeur hors taxe arrondie à deux décimales ;<text:s/></text:span></text:p>
        </text:list-item>
      </text:list>
      <text:p text:style-name="P169"><text:span text:style-name="T170">CREATE OR REPLACE FUNCTION</text:span><text:span text:style-name="T171"><text:s/></text:span><text:span text:style-name="T172">prixHorsTaxe</text:span><text:span text:style-name="T173"><text:s/></text:span><text:span text:style-name="T174">(prix numeric) RETURNS numeric AS $code$</text:span></text:p>
      <text:p text:style-name="P175"><text:tab/>BEGIN</text:p>
      <text:p text:style-name="P176"><text:tab/><text:tab/>RETURN round((10*prix)/100,2);</text:p>
      <text:p text:style-name="P177"><text:tab/>End; $code$</text:p>
      <text:p text:style-name="P178"><text:span text:style-name="T179">LANGUAGE PLPGSQL;</text:span></text:p>
      <text:p text:style-name="P180"/>
      <text:list text:style-name="LFO4" text:continue-numbering="true">
        <text:list-item>
          <text:p text:style-name="P181"><text:span text:style-name="T182">Le nom des jours de la semaine obtenu par la fonction ‘</text:span><text:span text:style-name="T183">to_char</text:span><text:span text:style-name="T184">’ est écrit en anglais. Exemple :</text:span><text:span text:style-name="T185"><text:tab/></text:span><text:span text:style-name="T186"><text:line-break/></text:span><text:span text:style-name="T187">‘</text:span><text:span text:style-name="T188">SELECT nom, date_naissance, to_char(date_naissance, ‘Day’) AS "jour" FROM auteurs ;</text:span><text:span text:style-name="T189">’</text:span><text:span text:style-name="T190"><text:tab/></text:span><text:span text:style-name="T191"><text:line-break/></text:span><text:span text:style-name="T192">e</text:span><text:span text:style-name="T193">st écrit en anglais. Écrire une fonction ‘</text:span><text:span text:style-name="T194">dayEnJour</text:span><text:span text:style-name="T195">’ qui permettra d’obtenir l’affichage du jour de la semaine d’une date en français.</text:span></text:p>
        </text:list-item>
      </text:list>
      <text:p text:style-name="P196"><text:span text:style-name="T197">J’ai trop réfléchi je n’ai pas trouvé monsieur</text:span></text:p>
      <text:p text:style-name="P198"/>
      <text:list text:style-name="LFO4" text:continue-numbering="true">
        <text:list-item>
          <text:p text:style-name="P199"><text:span text:style-name="T200">Écrire une fonction ‘</text:span><text:span text:style-name="T201">comptageLignes</text:span><text:span text:style-name="T202">’ qui affichera le nombre de lignes co</text:span><text:span text:style-name="T203">ntenues dans une table dont le nom est passé en paramètre. Rencontrez-vous un problème quand la table n’existe pas ? Si oui, comment y remédier ?</text:span></text:p>
        </text:list-item>
      </text:list>
      <text:p text:style-name="P204"/>
      <text:p text:style-name="P205"><text:span text:style-name="T206">CREATE OR REPLACE FUNCTION<text:s/></text:span><text:span text:style-name="T207">comptageLignes</text:span><text:span text:style-name="T208"><text:s/>(nomtable character varying) RETURNS TABLE(nbrligne bigint) AS $$</text:span></text:p>
      <text:p text:style-name="P209">DECLARE</text:p>
      <text:p text:style-name="P210">nbrligne bigint DEFAULT 0;</text:p>
      <text:p text:style-name="P211">BEGIN</text:p>
      <text:p text:style-name="P212">execute 'SELECT count(*) FROM '|| nomtable INTO nbrligne ;</text:p>
      <text:p text:style-name="P213">RETURN QUERY SELECT nbrligne;<text:tab/><text:tab/><text:tab/><text:tab/><text:tab/><text:tab/><text:tab/><text:tab/><text:tab/><text:tab/><text:tab/><text:s text:c="2"/></text:p>
      <text:p text:style-name="P214">END;</text:p>
      <text:p text:style-name="P215"><text:span text:style-name="T216">$$ LANGUAGE plpgsql;</text:span></text:p>
      <text:p text:style-name="P217"/>
      <text:p text:style-name="P218"><text:span text:style-name="T219">L’erreur est que cela nous dit que la table n’existe pas , c’est tout à fait normal , et afin d’y remedier , il suffit de rentré le nom d’une base de donnée correcte.</text:span></text:p>
      <text:p text:style-name="P220"/>
      <text:p text:style-name="P221"/>
      <text:p text:style-name="P222"/>
      <text:p text:style-name="P223"/>
      <text:p text:style-name="P224"/>
      <text:soft-page-break/>
      <text:list text:style-name="LFO4" text:continue-numbering="true">
        <text:list-item>
          <text:p text:style-name="P225"><text:span text:style-name="T226">Écrire une fonction ‘</text:span><text:span text:style-name="T227">nbColonnesTable</text:span><text:span text:style-name="T228">’ qui renvoie le nombre de colonnes d’une table dont le nom est passé en</text:span><text:span text:style-name="T229"><text:s/>paramètre ?</text:span><text:span text:style-name="T230"><text:line-break/></text:span><text:span text:style-name="T231">Note : Tous les objets SQL structurants sont contenus dans l’objet ‘</text:span><text:span text:style-name="T232">pg_catalog</text:span><text:span text:style-name="T233">’. Les tables dans la meta-table ‘</text:span><text:span text:style-name="T234">pg_class</text:span><text:span text:style-name="T235">’, les attributs (</text:span><text:span text:style-name="T236">colonnes</text:span><text:span text:style-name="T237">) associés dans la colonne ‘</text:span><text:span text:style-name="T238">relnatts</text:span><text:span text:style-name="T239">’ (</text:span><text:span text:style-name="T240">nombre d’attributs de la relation</text:span><text:span text:style-name="T241">) de ‘</text:span><text:span text:style-name="T242">pg_class</text:span><text:span text:style-name="T243">’.</text:span></text:p>
        </text:list-item>
      </text:list>
      <text:p text:style-name="P244"/>
      <text:p text:style-name="P245">CREATE OR REPLACE FUNCTION nbColonnesTable(nomtable character varying) RETURNS TABLE(nbrcolonne bigint) AS $$</text:p>
      <text:p text:style-name="P246">BEGIN</text:p>
      <text:p text:style-name="P247">RETURN QUERY SELECT count(*) FROM information_schema.COLUMNS WHERE table_name=nomtable;<text:tab/><text:tab/><text:tab/><text:tab/><text:tab/><text:s text:c="2"/></text:p>
      <text:p text:style-name="P248">END;</text:p>
      <text:p text:style-name="P249"><text:span text:style-name="T250">$$ LANGUAGE plpgsql;</text:span></text:p>
      <text:p text:style-name="P251"/>
      <text:p text:style-name="P252"/>
      <text:p text:style-name="P253"/>
      <text:p text:style-name="P254"/>
      <text:h text:style-name="P255" text:outline-level="2"><text:span text:style-name="T256">Fon</text:span><text:span text:style-name="T257">ctions<text:s/></text:span><text:span text:style-name="T258">PL/pg</text:span><text:span text:style-name="T259">SQL</text:span><text:span text:style-name="T260"> : renvoi de types<text:s/></text:span><text:span text:style-name="T261">composit</text:span><text:span text:style-name="T262">es</text:span></text:h>
      <text:list text:style-name="LFO5" text:continue-numbering="true">
        <text:list-item>
          <text:p text:style-name="P263"><text:span text:style-name="T264">Écrire une fonction ‘</text:span><text:span text:style-name="T265">rechercheBornesPrix</text:span><text:span text:style-name="T266">’ qui prendra en paramètres deux prix de livres (</text:span><text:span text:style-name="T267">les bornes inférieure et supérieure</text:span><text:span text:style-name="T268">) et qui effectuera une recherche sur ce critère dans la base de données. Pour<text:s/></text:span><text:span text:style-name="T269">chacun des résultats, vous afficherez le titre, le prix et le nombre d’auteurs. Si plus de 15 résultats sont renvoyés, la fonction affichera les 15 premiers résultats et indiquera à l’utilisateur qu’il faut réduire l’intervalle de sélection.</text:span></text:p>
        </text:list-item>
      </text:list>
      <text:p text:style-name="P270"/>
      <text:p text:style-name="P271"/>
      <text:p text:style-name="P272"/>
      <text:p text:style-name="P273"/>
      <text:p text:style-name="P274"/>
      <text:list text:style-name="LFO5" text:continue-numbering="true">
        <text:list-item>
          <text:p text:style-name="P275"><text:span text:style-name="T276">Écrire une fon</text:span><text:span text:style-name="T277">ction ‘</text:span><text:span text:style-name="T278">auteursDefunts</text:span><text:span text:style-name="T279">’ qui affichera la liste des auteurs, mais qui pour chaque auteur décédé affichera le message : ‘</text:span><text:span text:style-name="T280">L’auteur<text:s/></text:span><text:span text:style-name="T281">nom</text:span><text:span text:style-name="T282"><text:s/>est décédé le jour<text:s/></text:span><text:span text:style-name="T283">date</text:span><text:span text:style-name="T284">’.</text:span></text:p>
        </text:list-item>
      </text:list>
      <text:p text:style-name="P285"/>
      <text:p text:style-name="P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 Light" svg:font-family="Calibri Light" style:font-family-generic="swiss" style:font-pitch="variable" svg:panose-1="2 15 3 2 2 2 4 3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65in"/>
      <style:text-properties style:font-name="Calibri Light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2pt" fo:background-color="transparent" style:text-underline-type="none" style:text-underline-color="font-color" style:text-emphasize="none" fo:language="fr" fo:country="R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margin-top="0.0784in" fo:margin-bottom="0.0395in"/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0395in" fo:margin-bottom="0in"/>
      <style:text-properties style:font-name="Calibri Light" style:font-name-asian="Calibri Light" style:font-name-complex="Calibri Light" fo:font-weight="bold" style:font-weight-asian="bold" style:font-weight-complex="bold" fo:font-size="12pt" style:font-size-asian="12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style:font-name="Calibri Light" style:font-name-asian="NSimSun" fo:font-weight="bold" style:font-weight-asian="bold" style:font-weight-complex="bold" fo:color="#0000FF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text:number-lines="fals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ibri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asian="Calibri Light" fo:font-size="12pt" style:font-size-asian="12pt" fo:hyphenate="false"/>
    </style:style>
    <style:style style:name="Légende" style:display-name="Légende" style:family="paragraph" style:parent-style-name="Standard">
      <style:paragraph-properties fo:margin-top="0.0833in" fo:margin-bottom="0.0833in"/>
      <style:text-properties style:font-name-asian="Calibri Light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text-properties style:font-name-asian="Calibri Light" fo:font-size="12pt" style:font-size-asian="12pt" fo:hyphenate="false"/>
    </style:style>
    <style:style style:name="HeaderandFooter" style:display-name="Header and Footer" style:family="paragraph" style:parent-style-name="Standard">
      <style:paragraph-properties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ieddepage" style:display-name="Pied de page" style:family="paragraph" style:parent-style-name="HeaderandFooter">
      <style:text-properties fo:hyphenate="false"/>
    </style:style>
    <style:style style:name="En-tête" style:display-name="En-tête" style:family="paragraph" style:parent-style-name="HeaderandFooter">
      <style:text-properties fo:hyphenate="false"/>
    </style:style>
    <style:style style:name="Footnote" style:display-name="Footnote" style:family="paragraph" style:parent-style-name="Standard">
      <style:paragraph-properties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nenumbering" style:display-name="Line numbering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>
      <style:text-properties style:font-name="Calibri Light" style:font-name-asian="Calibri Light" style:font-name-complex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style:style style:name="syntax0" style:display-name="syntax0" style:family="text" style:parent-style-name="Policepardéfaut"/>
    <style:style style:name="syntax-keyword1" style:display-name="syntax-keyword1" style:family="text" style:parent-style-name="Policepardéfaut"/>
    <style:style style:name="syntax-keyword2" style:display-name="syntax-keyword2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fo:hyphenate="false"/>
    </style:style>
    <style:style style:name="Numérodeligne" style:display-name="Numéro de ligne" style:family="text" style:parent-style-name="Policepardéfaut"/>
    <style:style style:name="WW_CharLFO1LVL1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1LVL2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1LVL3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1LVL4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1LVL5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1LVL6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1LVL7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1LVL8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1LVL9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text:list-style style:name="Numberingabc" style:display-name="Numbering abc">
      <text:list-level-style-number text:level="1" text:style-name="WW_CharLFO1LVL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text:style-name="WW_CharLFO1LVL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text:style-name="WW_CharLFO1LVL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text:style-name="WW_CharLFO1LVL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text:style-name="WW_CharLFO1LVL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text:style-name="WW_CharLFO1LVL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2LVL2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2LVL3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2LVL4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2LVL5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2LVL6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2LVL7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2LVL8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2LVL9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1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2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3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4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5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6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7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8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4LVL9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1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2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3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4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5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6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7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8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style style:name="WW_CharLFO5LVL9" style:family="text">
      <style:text-properties style:font-name="Calibri Light" fo:font-weight="normal" style:font-weight-asian="normal" fo:font-style="normal" style:font-style-asian="normal" fo:text-transform="none" fo:font-variant="normal" fo:color="#000000" fo:letter-spacing="normal" fo:font-size="11pt" style:font-size-asian="11pt" style:font-size-complex="11pt"/>
    </style:style>
    <style:default-page-layout>
      <style:page-layout-properties style:layout-grid-standard-mode="true"/>
    </style:default-page-layout>
    <text:linenumbering-configuration text:increment="1" text:offset="0.1965in" text:restart-on-page="false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4LVL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4LVL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4LVL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4LVL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4LVL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LVL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LVL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5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5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90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-0.1062in"/>
      </style:footer-style>
    </style:page-layout>
    <style:style style:name="P2" style:parent-style-name="Pieddepage" style:family="paragraph">
      <style:paragraph-properties fo:border="0.0034in solid #0000FF" fo:padding="0.0138in" style:shadow="none"/>
    </style:style>
    <style:style style:name="T3" style:parent-style-name="Policepardéfaut" style:family="text">
      <style:text-properties fo:color="#0000FF" fo:font-size="9pt" style:font-size-asian="9pt" style:font-size-complex="9pt"/>
    </style:style>
    <style:style style:name="T4" style:parent-style-name="Policepardéfaut" style:family="text">
      <style:text-properties fo:color="#0000FF" fo:font-size="9pt" style:font-size-asian="9pt" style:font-size-complex="9pt"/>
    </style:style>
    <style:style style:name="T5" style:parent-style-name="Policepardéfaut" style:family="text">
      <style:text-properties fo:color="#0000FF" fo:font-size="9pt" style:font-size-asian="9pt" style:font-size-complex="9pt"/>
    </style:style>
    <style:style style:name="T6" style:parent-style-name="Policepardéfaut" style:family="text">
      <style:text-properties fo:color="#0000FF" fo:font-size="9pt" style:font-size-asian="9pt" style:font-size-complex="9pt"/>
    </style:style>
    <style:style style:name="T7" style:parent-style-name="Policepardéfaut" style:family="text">
      <style:text-properties fo:color="#0000FF" fo:font-size="9pt" style:font-size-asian="9pt" style:font-size-complex="9pt"/>
    </style:style>
    <style:style style:name="T8" style:parent-style-name="Policepardéfaut" style:family="text">
      <style:text-properties fo:color="#0000FF" fo:font-size="9pt" style:font-size-asian="9pt" style:font-size-complex="9pt"/>
    </style:style>
  </office:automatic-styles>
  <office:master-styles>
    <style:master-page style:name="MP0" style:page-layout-name="PL0">
      <style:footer>
        <text:p text:style-name="P2"><text:span text:style-name="T3">SIO2 – 2019/2020</text:span><text:span text:style-name="T4"><text:tab/>SLAM 3 – TP Programmation côté SGBDR</text:span><text:span text:style-name="T5"><text:tab/>page<text:s/></text:span><text:span text:style-name="T6"><text:page-number text:fixed="false">1</text:page-number></text:span><text:span text:style-name="T7"><text:s/>/<text:s/></text:span><text:span text:style-name="T8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ristian Malen</meta:initial-creator>
    <dc:creator>Fabrice</dc:creator>
    <meta:creation-date>2020-04-21T08:13:00Z</meta:creation-date>
    <dc:date>2020-04-21T08:13:00Z</dc:date>
    <meta:template xlink:href="Normal.dotm" xlink:type="simple"/>
    <meta:editing-cycles>2</meta:editing-cycles>
    <meta:editing-duration>PT1800S</meta:editing-duration>
    <meta:document-statistic meta:page-count="3" meta:paragraph-count="12" meta:word-count="985" meta:character-count="6392" meta:row-count="45" meta:non-whitespace-character-count="5419"/>
  </office:meta>
</office:document-meta>
</file>